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Black" svg:font-family="'Arial Black'" style:font-family-generic="roman"/>
    <style:font-face style:name="Chandas" svg:font-family="Chandas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font-name="Chilanka" fo:font-weight="bold" style:font-weight-asian="bold" style:font-weight-complex="bold"/>
    </style:style>
    <style:style style:name="P4" style:family="paragraph">
      <loext:graphic-properties draw:fill="solid" draw:fill-color="#00000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hilanka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4.9693in" fo:min-width="2.9075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6465in" fo:min-width="6.6972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3.1043in" svg:height="5.0717in" svg:x="2.7965in" svg:y="3.0984in"><text:p text:style-name="P1"><text:span text:style-name="T1">19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1" draw:style-name="gr2" draw:text-style-name="P4" svg:width="6.8941in" svg:height="1.7488in" svg:x="0.6819in" svg:y="0.7862in"><text:p text:style-name="P3"><text:span text:style-name="T2">COVID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Black" svg:font-family="'Arial Black'" style:font-family-generic="roman"/>
    <style:font-face style:name="Chandas" svg:font-family="Chandas" style:font-pitch="variable"/>
    <style:font-face style:name="Chilanka" svg:font-family="Chilanka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102in" fo:margin-right="0in" style:shadow="none" style:writing-mode="lr-tb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58:20.333739314</meta:creation-date>
    <dc:date>2020-04-22T14:22:59.509313541</dc:date>
    <meta:editing-duration>PT4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